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 text:c="4"/>• Вычислить физический адрес, соответствующий следующим сегментной части и смещению: 1A29h:37B4h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1DA44h</text:p>
      <text:p text:style-name="Preformatted_20_Text"/>
      <text:p text:style-name="Preformatted_20_Text">b.</text:p>
      <text:p text:style-name="Preformatted_20_Text">1A2937B4h</text:p>
      <text:p text:style-name="Preformatted_20_Text"/>
      <text:p text:style-name="Preformatted_20_Text">c.</text:p>
      <text:p text:style-name="Preformatted_20_Text">51DD0h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1DA44h</text:p>
      <text:p text:style-name="Preformatted_20_Text">Вопрос 2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Какова разрядность регистра IP?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16</text:p>
      <text:p text:style-name="Preformatted_20_Text"/>
      <text:p text:style-name="Preformatted_20_Text">b.</text:p>
      <text:p text:style-name="Preformatted_20_Text">32</text:p>
      <text:p text:style-name="Preformatted_20_Text"/>
      <text:p text:style-name="Preformatted_20_Text">c.</text:p>
      <text:p text:style-name="Preformatted_20_Text">8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16</text:p>
      <text:p text:style-name="Preformatted_20_Text">Вопрос 3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Какая формулировка соответствует характеристикам дальнего перехода?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Метка занимает 2 байта, переход допустим в пределах всей памяти</text:p>
      <text:p text:style-name="Preformatted_20_Text"/>
      <text:p text:style-name="Preformatted_20_Text">b.</text:p>
      <text:p text:style-name="Preformatted_20_Text">Метка занимает 4 байта, переход допустим в пределах всей памяти</text:p>
      <text:p text:style-name="Preformatted_20_Text"/>
      <text:p text:style-name="Preformatted_20_Text">c.</text:p>
      <text:p text:style-name="Preformatted_20_Text">Метка занимает 2 байта, переход допустим в пределах текущего сегмента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</text:p>
      <text:p text:style-name="Preformatted_20_Text"><text:soft-page-break/>Метка занимает 4 байта, переход допустим в пределах всей памяти</text:p>
      <text:p text:style-name="Preformatted_20_Text">Вопрос 4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Какая команда выполняет переход, соответствующий условию "меньше или равно"?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JAE</text:p>
      <text:p text:style-name="Preformatted_20_Text"/>
      <text:p text:style-name="Preformatted_20_Text">b.</text:p>
      <text:p text:style-name="Preformatted_20_Text">JA</text:p>
      <text:p text:style-name="Preformatted_20_Text"/>
      <text:p text:style-name="Preformatted_20_Text">c.</text:p>
      <text:p text:style-name="Preformatted_20_Text">JLE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JLE</text:p>
      <text:p text:style-name="Preformatted_20_Text">Вопрос 5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Имеется описание следующего сегмента:</text:p>
      <text:p text:style-name="Preformatted_20_Text"/>
      <text:p text:style-name="Preformatted_20_Text">DS SEGMENT</text:p>
      <text:p text:style-name="Preformatted_20_Text"/>
      <text:p text:style-name="Preformatted_20_Text">ORG 100h</text:p>
      <text:p text:style-name="Preformatted_20_Text"/>
      <text:p text:style-name="Preformatted_20_Text">I DW 0</text:p>
      <text:p text:style-name="Preformatted_20_Text"/>
      <text:p text:style-name="Preformatted_20_Text">A DB 1</text:p>
      <text:p text:style-name="Preformatted_20_Text"/>
      <text:p text:style-name="Preformatted_20_Text">DS ENDS</text:p>
      <text:p text:style-name="Preformatted_20_Text"/>
      <text:p text:style-name="Preformatted_20_Text">Чему равно OFFSET A?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102h</text:p>
      <text:p text:style-name="Preformatted_20_Text"/>
      <text:p text:style-name="Preformatted_20_Text">b.</text:p>
      <text:p text:style-name="Preformatted_20_Text">2h</text:p>
      <text:p text:style-name="Preformatted_20_Text"/>
      <text:p text:style-name="Preformatted_20_Text">c.</text:p>
      <text:p text:style-name="Preformatted_20_Text">100h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102h</text:p>
      <text:p text:style-name="Preformatted_20_Text">Вопрос 6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<text:soft-page-break/>Текст вопроса</text:p>
      <text:p text:style-name="Preformatted_20_Text">В каких командах языка ассемблера применяется сегментный префикс?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При загрузке сегментных регистров</text:p>
      <text:p text:style-name="Preformatted_20_Text"/>
      <text:p text:style-name="Preformatted_20_Text">b.</text:p>
      <text:p text:style-name="Preformatted_20_Text">При работе со значениями переменных</text:p>
      <text:p text:style-name="Preformatted_20_Text"/>
      <text:p text:style-name="Preformatted_20_Text">c.</text:p>
      <text:p text:style-name="Preformatted_20_Text">При работе со смещениями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При работе со значениями переменных</text:p>
      <text:p text:style-name="Preformatted_20_Text">Вопрос 7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Какая операция с сегментным регистром недопустима?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Загрузка константы</text:p>
      <text:p text:style-name="Preformatted_20_Text"/>
      <text:p text:style-name="Preformatted_20_Text">b.</text:p>
      <text:p text:style-name="Preformatted_20_Text">Загрузка из регистра общего назначения</text:p>
      <text:p text:style-name="Preformatted_20_Text"/>
      <text:p text:style-name="Preformatted_20_Text">c.</text:p>
      <text:p text:style-name="Preformatted_20_Text">Выгрузка в регистр общего назначения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Загрузка константы</text:p>
      <text:p text:style-name="Preformatted_20_Text">Вопрос 8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mov ax, [bp][di]+4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bp*di+4</text:p>
      <text:p text:style-name="Preformatted_20_Text"/>
      <text:p text:style-name="Preformatted_20_Text">b.</text:p>
      <text:p text:style-name="Preformatted_20_Text">bp+di+4</text:p>
      <text:p text:style-name="Preformatted_20_Text"/>
      <text:p text:style-name="Preformatted_20_Text">c.</text:p>
      <text:p text:style-name="Preformatted_20_Text">bp*16+di+4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bp+di+4</text:p>
      <text:p text:style-name="Preformatted_20_Text"><text:soft-page-break/>Вопрос 9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Что такое неупакованное двоично-десятичное число?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Десятичная цифра, хранящаяся в байте</text:p>
      <text:p text:style-name="Preformatted_20_Text"/>
      <text:p text:style-name="Preformatted_20_Text">b.</text:p>
      <text:p text:style-name="Preformatted_20_Text">Две десятичные цифры, хранящиеся в полубайтах одного байта</text:p>
      <text:p text:style-name="Preformatted_20_Text"/>
      <text:p text:style-name="Preformatted_20_Text">c.</text:p>
      <text:p text:style-name="Preformatted_20_Text">Десятичное число от 0 до 99, хранящееся в байте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Десятичная цифра, хранящаяся в байте</text:p>
      <text:p text:style-name="Preformatted_20_Text">Вопрос 10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Что такое упакованное двоично-десятичное число?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Десятичное число от 0 до 99, хранящееся в байте</text:p>
      <text:p text:style-name="Preformatted_20_Text"/>
      <text:p text:style-name="Preformatted_20_Text">b.</text:p>
      <text:p text:style-name="Preformatted_20_Text">Десятичная цифра, хранящаяся в байте</text:p>
      <text:p text:style-name="Preformatted_20_Text"/>
      <text:p text:style-name="Preformatted_20_Text">c.</text:p>
      <text:p text:style-name="Preformatted_20_Text">Две десятичные цифры, хранящиеся в полубайтах одного байта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</text:p>
      <text:p text:style-name="Preformatted_20_Text">Две десятичные цифры, хранящиеся в полубайтах одного байта</text:p>
      <text:p text:style-name="Preformatted_20_Text">Вопрос 11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Какая команда осуществляет циклический сдвиг битов влево без использования дополнительных разрядов?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SAL</text:p>
      <text:p text:style-name="Preformatted_20_Text"/>
      <text:p text:style-name="Preformatted_20_Text">b.</text:p>
      <text:p text:style-name="Preformatted_20_Text">ROL</text:p>
      <text:p text:style-name="Preformatted_20_Text"/>
      <text:p text:style-name="Preformatted_20_Text"><text:soft-page-break/>c.</text:p>
      <text:p text:style-name="Preformatted_20_Text">RCL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ROL</text:p>
      <text:p text:style-name="Preformatted_20_Text">Вопрос 12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Что делает команда TEST?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Побитовое ИСКЛЮЧАЮЩЕЕ ИЛИ без сохранения результата</text:p>
      <text:p text:style-name="Preformatted_20_Text"/>
      <text:p text:style-name="Preformatted_20_Text">b.</text:p>
      <text:p text:style-name="Preformatted_20_Text">Побитовое ИЛИ без сохранения результата</text:p>
      <text:p text:style-name="Preformatted_20_Text"/>
      <text:p text:style-name="Preformatted_20_Text">c.</text:p>
      <text:p text:style-name="Preformatted_20_Text">Побитовое И без сохранения результата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Побитовое И без сохранения результата</text:p>
      <text:p text:style-name="Preformatted_20_Text">Вопрос 13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Укажите, на какую величину уменьшится указатель вершины стека после выполнения следующих команд:</text:p>
      <text:p text:style-name="Preformatted_20_Text"/>
      <text:p text:style-name="Preformatted_20_Text">PUSH AX</text:p>
      <text:p text:style-name="Preformatted_20_Text"/>
      <text:p text:style-name="Preformatted_20_Text">PUSH BX</text:p>
      <text:p text:style-name="Preformatted_20_Text"/>
      <text:p text:style-name="Preformatted_20_Text">POP CX</text:p>
      <text:p text:style-name="Preformatted_20_Text"/>
      <text:p text:style-name="Preformatted_20_Text">CALL F ; подпрограмма объявлена в том же сегменте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2</text:p>
      <text:p text:style-name="Preformatted_20_Text"/>
      <text:p text:style-name="Preformatted_20_Text">b.</text:p>
      <text:p text:style-name="Preformatted_20_Text">6</text:p>
      <text:p text:style-name="Preformatted_20_Text"/>
      <text:p text:style-name="Preformatted_20_Text">c.</text:p>
      <text:p text:style-name="Preformatted_20_Text">4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4</text:p>
      <text:p text:style-name="Preformatted_20_Text">Вопрос 14</text:p>
      <text:p text:style-name="Preformatted_20_Text">Верно</text:p>
      <text:p text:style-name="Preformatted_20_Text"><text:soft-page-break/>Баллов:</text:p>
      <text:p text:style-name="Preformatted_20_Text"><text:s text:c="4"/>• 1,00 из 1,00</text:p>
      <text:p text:style-name="Preformatted_20_Text">Не отмеченоОтметить вопрос</text:p>
      <text:p text:style-name="Preformatted_20_Text">Текст вопроса</text:p>
      <text:p text:style-name="Preformatted_20_Text">Укажите, на какую величину изменится указатель вершины стека после выполнения следующей команды:</text:p>
      <text:p text:style-name="Preformatted_20_Text"/>
      <text:p text:style-name="Preformatted_20_Text">RETN 4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6</text:p>
      <text:p text:style-name="Preformatted_20_Text"/>
      <text:p text:style-name="Preformatted_20_Text">b.</text:p>
      <text:p text:style-name="Preformatted_20_Text">2</text:p>
      <text:p text:style-name="Preformatted_20_Text"/>
      <text:p text:style-name="Preformatted_20_Text">c.</text:p>
      <text:p text:style-name="Preformatted_20_Text">4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6</text:p>
      <text:p text:style-name="Preformatted_20_Text">Вопрос 15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Укажите, какая характеристика соответствует команде NEG</text:p>
      <text:p text:style-name="Preformatted_20_Text"/>
      <text:p text:style-name="Preformatted_20_Text">Выберите один ответ:</text:p>
      <text:p text:style-name="Preformatted_20_Text"/>
      <text:p text:style-name="Preformatted_20_Text">a.</text:p>
      <text:p text:style-name="Preformatted_20_Text">отрицание</text:p>
      <text:p text:style-name="Preformatted_20_Text"/>
      <text:p text:style-name="Preformatted_20_Text">b.</text:p>
      <text:p text:style-name="Preformatted_20_Text">инверсия</text:p>
      <text:p text:style-name="Preformatted_20_Text"/>
      <text:p text:style-name="Preformatted_20_Text">c.</text:p>
      <text:p text:style-name="Preformatted_20_Text">изменение знака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изменение знака</text:p>
      <text:p text:style-name="Preformatted_20_Text">Вопрос 16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Какого вида прерываний не существует?</text:p>
      <text:p text:style-name="Preformatted_20_Text"/>
      <text:p text:style-name="Preformatted_20_Text">a.</text:p>
      <text:p text:style-name="Preformatted_20_Text">Программные</text:p>
      <text:p text:style-name="Preformatted_20_Text"/>
      <text:p text:style-name="Preformatted_20_Text">b.</text:p>
      <text:p text:style-name="Preformatted_20_Text">Системные</text:p>
      <text:p text:style-name="Preformatted_20_Text"/>
      <text:p text:style-name="Preformatted_20_Text">c.</text:p>
      <text:p text:style-name="Preformatted_20_Text">Синхронные</text:p>
      <text:p text:style-name="Preformatted_20_Text"><text:soft-page-break/></text:p>
      <text:p text:style-name="Preformatted_20_Text">Отзыв</text:p>
      <text:p text:style-name="Preformatted_20_Text">Ваш ответ верный.</text:p>
      <text:p text:style-name="Preformatted_20_Text">Правильный ответ:</text:p>
      <text:p text:style-name="Preformatted_20_Text">Системные</text:p>
      <text:p text:style-name="Preformatted_20_Text"/>
      <text:p text:style-name="Preformatted_20_Text">Вопрос 17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Где находится таблица векторов прерываний в реальном режиме работы процессора x86, каков её размер и каков размер одного вектора?</text:p>
      <text:p text:style-name="Preformatted_20_Text"/>
      <text:p text:style-name="Preformatted_20_Text">a.</text:p>
      <text:p text:style-name="Preformatted_20_Text">Находится в начале памяти начиная с адреса 0, занимает 1024 байта, размер вектора - 4 байта</text:p>
      <text:p text:style-name="Preformatted_20_Text"/>
      <text:p text:style-name="Preformatted_20_Text">b.</text:p>
      <text:p text:style-name="Preformatted_20_Text">Находится в начале памяти начиная с адреса 0, занимает 256 байт, размер вектора - 2 байта</text:p>
      <text:p text:style-name="Preformatted_20_Text"/>
      <text:p text:style-name="Preformatted_20_Text">c.</text:p>
      <text:p text:style-name="Preformatted_20_Text">Находится в начале памяти начиная с адреса 0, занимает 1024 байта, размер вектора - 2 байта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</text:p>
      <text:p text:style-name="Preformatted_20_Text">Находится в начале памяти начиная с адреса 0, занимает 1024 байта, размер вектора - 4 байта</text:p>
      <text:p text:style-name="Preformatted_20_Text"/>
      <text:p text:style-name="Preformatted_20_Text">Вопрос 18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Значения каких регистров помещаются в стек при срабатывании прерывания?</text:p>
      <text:p text:style-name="Preformatted_20_Text"/>
      <text:p text:style-name="Preformatted_20_Text">a.</text:p>
      <text:p text:style-name="Preformatted_20_Text">IP</text:p>
      <text:p text:style-name="Preformatted_20_Text"/>
      <text:p text:style-name="Preformatted_20_Text">b.</text:p>
      <text:p text:style-name="Preformatted_20_Text">FLAGS, CS, IP</text:p>
      <text:p text:style-name="Preformatted_20_Text"/>
      <text:p text:style-name="Preformatted_20_Text">c.</text:p>
      <text:p text:style-name="Preformatted_20_Text">CS, IP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</text:p>
      <text:p text:style-name="Preformatted_20_Text">FLAGS, CS, IP</text:p>
      <text:p text:style-name="Preformatted_20_Text"/>
      <text:p text:style-name="Preformatted_20_Text">Вопрос 19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Что программа обязательно должна сделать для корректного перехвата прерывания?</text:p>
      <text:p text:style-name="Preformatted_20_Text"><text:soft-page-break/></text:p>
      <text:p text:style-name="Preformatted_20_Text">a.</text:p>
      <text:p text:style-name="Preformatted_20_Text">Обратиться к порту ввода-вывода</text:p>
      <text:p text:style-name="Preformatted_20_Text"/>
      <text:p text:style-name="Preformatted_20_Text">b.</text:p>
      <text:p text:style-name="Preformatted_20_Text">Сохранить адрес старого обработчика прерывания</text:p>
      <text:p text:style-name="Preformatted_20_Text"/>
      <text:p text:style-name="Preformatted_20_Text">c.</text:p>
      <text:p text:style-name="Preformatted_20_Text">Настроить свой стек для обработчика прерывания</text:p>
      <text:p text:style-name="Preformatted_20_Text">Отзыв</text:p>
      <text:p text:style-name="Preformatted_20_Text">Ваш ответ верный.</text:p>
      <text:p text:style-name="Preformatted_20_Text">Правильный ответ:</text:p>
      <text:p text:style-name="Preformatted_20_Text">Сохранить адрес старого обработчика прерывания</text:p>
      <text:p text:style-name="Preformatted_20_Text"/>
      <text:p text:style-name="Preformatted_20_Text">Вопрос 20</text:p>
      <text:p text:style-name="Preformatted_20_Text">Верно</text:p>
      <text:p text:style-name="Preformatted_20_Text">Баллов: 1,00 из 1,00</text:p>
      <text:p text:style-name="Preformatted_20_Text">Не отмеченоОтметить вопрос</text:p>
      <text:p text:style-name="Preformatted_20_Text">Текст вопроса</text:p>
      <text:p text:style-name="Preformatted_20_Text">Что такое порты ввода-вывода в x86?</text:p>
      <text:p text:style-name="Preformatted_20_Text"/>
      <text:p text:style-name="Preformatted_20_Text">a.</text:p>
      <text:p text:style-name="Preformatted_20_Text">Разъёмы для подключения устройств на материнской плате</text:p>
      <text:p text:style-name="Preformatted_20_Text"/>
      <text:p text:style-name="Preformatted_20_Text">b.</text:p>
      <text:p text:style-name="Preformatted_20_Text">Независимое адресное пространство для взаимодействия с устройствами</text:p>
      <text:p text:style-name="Preformatted_20_Text"/>
      <text:p text:style-name="Preformatted_20_Text">c.</text:p>
      <text:p text:style-name="Preformatted_20_Text">Специально выделенные ячейки ОЗУ</text:p>
      <text:p text:style-name="Preformatted_20_Text"/>
      <text:p text:style-name="Preformatted_20_Text">Отзыв</text:p>
      <text:p text:style-name="Preformatted_20_Text">Ваш ответ верный.</text:p>
      <text:p text:style-name="Preformatted_20_Text">Правильный ответ: Независимое адресное пространство для взаимодействия с устройствами</text:p>
      <text:p text:style-name="Preformatted_20_Text">Закончить обзор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6T12:05:35.990706205</dc:date>
    <meta:editing-duration>PT7M54S</meta:editing-duration>
    <meta:editing-cycles>1</meta:editing-cycles>
    <meta:document-statistic meta:table-count="0" meta:image-count="0" meta:object-count="0" meta:page-count="8" meta:paragraph-count="329" meta:word-count="953" meta:character-count="6021" meta:non-whitespace-character-count="5389"/>
    <meta:generator>LibreOffice/6.4.7.2$Linux_X86_64 LibreOffice_project/40$Build-2</meta:generator>
  </office:meta>
</office:document-meta>
</file>